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in" style:contextual-spacing="false" fo:line-height="150%"/>
      <style:text-properties style:font-name="DejaVu Serif" officeooo:paragraph-rsid="00122299"/>
    </style:style>
    <style:style style:name="P2" style:family="paragraph" style:parent-style-name="Standard">
      <style:paragraph-properties fo:margin-top="0in" fo:margin-bottom="0.1in" style:contextual-spacing="false" fo:line-height="150%"/>
      <style:text-properties style:font-name="DejaVu Serif" fo:font-size="14pt" officeooo:paragraph-rsid="00122299" style:font-size-asian="14pt" style:font-size-complex="14pt"/>
    </style:style>
    <style:style style:name="P3" style:family="paragraph" style:parent-style-name="Standard">
      <style:paragraph-properties fo:margin-top="0in" fo:margin-bottom="0.1in" style:contextual-spacing="false" fo:line-height="150%"/>
      <style:text-properties style:font-name="DejaVu Serif" fo:font-size="16pt" officeooo:paragraph-rsid="00122299" style:font-size-asian="16pt" style:font-size-complex="16pt"/>
    </style:style>
    <style:style style:name="T1" style:family="text">
      <style:text-properties officeooo:rsid="00122299"/>
    </style:style>
    <style:style style:name="T2" style:family="text">
      <style:text-properties style:text-position="super 58%" officeooo:rsid="00122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Waiver of Liability Agreement<text:tab/><text:tab/><text:tab/>Date: April 6, 2013</text:span></text:p>
      <text:p text:style-name="P1"><text:span text:style-name="T1"/></text:p>
      <text:p text:style-name="P2"><text:span text:style-name="T1">I, __________________________________________, hereby waive the Science and Technology Wing, Kings Court English College House, and the organizers of the 11</text:span><text:span text:style-name="T2">th</text:span><text:span text:style-name="T1"> annual STWing Rube Goldberg competition from any liability of injury, loss, or damage to personal property associated with activities participated in this event. I acknowledge that I understand the contents of this document, and that signing this document is a prerequisite to participation. I am aware that it is legally binding and I sign it out of my own free will.</text:span></text:p>
      <text:p text:style-name="P1"><text:span text:style-name="T1"/></text:p>
      <text:p text:style-name="P1"><text:span text:style-name="T1"/></text:p>
      <text:p text:style-name="P1"><text:span text:style-name="T1">X 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5:40:34</meta:creation-date>
    <dc:date>2013-04-06T15:50:40</dc:date>
    <meta:editing-duration>P0D</meta:editing-duration>
    <meta:editing-cycles>1</meta:editing-cycles>
    <meta:document-statistic meta:table-count="0" meta:image-count="0" meta:object-count="0" meta:page-count="1" meta:paragraph-count="3" meta:word-count="91" meta:character-count="623" meta:non-whitespace-character-count="533"/>
    <meta:generator>LibreOffice/4.0.1.2$MacOSX_x86 LibreOffice_project/84102822e3d61eb989ddd325abf1ac077904985</meta:generator>
  </office:meta>
</office:document-meta>
</file>